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21" style:parent-style-name="Základnítext" style:family="paragraph">
      <style:paragraph-properties fo:margin-top="0in" fo:margin-bottom="0in" fo:line-height="100%"/>
    </style:style>
    <style:style style:name="P22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7/2022<text:bookmark-end text:name="Text14"/></text:p>
            <text:p text:style-name="Normální">KVOP-17431/2022<text:bookmark-end text:name="Text2"/></text:p>
            <text:p text:style-name="Normální"><text:bookmark-start text:name="Text6"/>01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K. C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<text:s/>o poskytnutí informace</text:h>
      <text:p text:style-name="Základnítext">Vážená paní C.,</text:p>
      <text:p text:style-name="Základnítext">dne 23. února byla do Kanceláře veřejného ochránce práv doručena Vaše žádost podle zákona č. 106/1999 Sb., o svobodném přístupu k informacím, ve znění pozdějších předpisů, kterou žádáte o:</text:p>
      <text:list text:style-name="LFO3_1" text:continue-numbering="true">
        <text:list-item>
          <text:p text:style-name="P18">Veškeré dostupné informace ohledně výzkumů prováděných Kanceláří veřejného ochránce práv zaměřených na uplatnění zdravotnických záchranářů a záchranářek ve výjezdových skupinách záchranné služby. Konkrétně zda a kdy byly takové výzkumy prováděny, co přesně bylo jejich předmětem<text:s/>a popis metody každého takového výzkumu a vyhodnocení zjištěných skutečností.</text:p>
        </text:list-item>
        <text:list-item>
          <text:p text:style-name="P19">Sdělení, zda a v kolika případech se na ochránce v posledních 10 letech obrátil žadatel/žadatelka s podáním v otázce uplatnění na pozici zdravotnický záchranář/ka, zda byla jejich žádost odůvodněna nějakou formou diskriminace, zda šlo o žadatele muže či ženu a jak byla daná žádost vyřízena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h text:style-name="Nadpis2" text:outline-level="2">K bodu č. 1</text:h>
      <text:p text:style-name="Základnítext">Veřejný ochránce práv se v roce 2013<text:s/>rozhodl provést výzkum zaměřený na uplatnění zdravotnických záchranářek u výjezdových skupin záchranné služby. Sběr dat proběhl na konci roku 2014. Popis výzkumného problému, cíle výzkumu, metody výzkumu a jeho výsledky posílám přílohou tohoto dopisu. Jedná se o jediný výzkum na toto téma; výsledky výzkumu nejsou součástí žádné zveřejněné výzkumné zprávy veřejného ochránce práv.</text:p>
      <text:h text:style-name="Nadpis2" text:outline-level="2">K bodu č. 2</text:h>
      <text:p text:style-name="Základnítext">V posledních 10 letech se na veřejného ochránce práv neobrátil nikdo s podnětem či stížností na diskriminaci související s uplatněním na pozici zdravotnický záchranář/ka. Informace o vyřízení podnětu přijatého v září 2011 (tj. před více než 10 lety) vedeného pod<text:s/><text:soft-page-break/>sp. zn. 196/2011/DIS naleznete zveřejněné na internetových stránkách veřejného ochránce práv (<text:a xlink:href="http://www.ochrance.cz" office:target-frame-name="_top" xlink:show="replace"><text:span text:style-name="Hypertextovýodkaz">www.ochrance.cz</text:span></text:a>). Dokument je dostupný v Evidenci stanovisek ochránce (ESO) prostřednictvím následujícího hypertextového odkazu:<text:s/><text:a xlink:href="https://eso.ochrance.cz/Nalezene/Edit/3662" office:target-frame-name="_top" xlink:show="replace"><text:span text:style-name="Hypertextovýodkaz">https://eso.ochrance.cz/Nalezene/Edit/3662</text:span></text:a>.<text:s/></text:p>
      <text:p text:style-name="Základnítext">S pozdravem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  <text:p text:style-name="Základnítext"/>
      <text:p text:style-name="P20">Příloha</text:p>
      <text:p text:style-name="P21">Popis metody výzkumu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AI2D*</text:span></text:p>
        <text:p text:style-name="P12"><text:span text:style-name="T13">KVOPX00CAI2D</text:span>KVOPX00CAI2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3-18T09:39:00Z</meta:creation-date>
    <dc:date>2022-03-18T09:44:00Z</dc:date>
    <meta:print-date>2022-03-01T08:17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4" meta:word-count="336" meta:character-count="2317" meta:row-count="16" meta:non-whitespace-character-count="1985"/>
  </office:meta>
</office:document-meta>
</file>